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INCond-Bold" svg:font-family="DINCond-Bold"/>
    <style:font-face style:name="Mangal1" svg:font-family="Mangal"/>
    <style:font-face style:name="Noto Serif" svg:font-family="'Noto Serif'" style:font-family-generic="roman"/>
    <style:font-face style:name="DINPro" svg:font-family="DINPro" style:font-family-generic="swiss"/>
    <style:font-face style:name="DINPro-Bold" svg:font-family="DINPro-Bold" style:font-adornments="Bold" style:font-pitch="variable"/>
    <style:font-face style:name="TlwgTypewriter" svg:font-family="TlwgTypewriter" style:font-family-generic="moder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48d4" officeooo:paragraph-rsid="001a48d4"/>
    </style:style>
    <style:style style:name="P2" style:family="paragraph" style:parent-style-name="Standard">
      <style:text-properties officeooo:rsid="001a48d4" officeooo:paragraph-rsid="004004b1"/>
    </style:style>
    <style:style style:name="P3" style:family="paragraph" style:parent-style-name="Standard">
      <style:text-properties officeooo:rsid="003fceb0" officeooo:paragraph-rsid="004004b1"/>
    </style:style>
    <style:style style:name="P4" style:family="paragraph" style:parent-style-name="Standard">
      <style:text-properties officeooo:rsid="0042c6ca" officeooo:paragraph-rsid="0042c6ca"/>
    </style:style>
    <style:style style:name="P5" style:family="paragraph" style:parent-style-name="Standard">
      <style:text-properties officeooo:rsid="0043f436" officeooo:paragraph-rsid="0043f436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709b6" officeooo:paragraph-rsid="004004b1"/>
    </style:style>
    <style:style style:name="P7" style:family="paragraph" style:parent-style-name="Standard">
      <style:text-properties officeooo:rsid="002d763d" officeooo:paragraph-rsid="0045e7a7"/>
    </style:style>
    <style:style style:name="P8" style:family="paragraph" style:parent-style-name="Standard">
      <style:text-properties officeooo:rsid="002709b6" officeooo:paragraph-rsid="004004b1"/>
    </style:style>
    <style:style style:name="P9" style:family="paragraph" style:parent-style-name="Standard">
      <style:text-properties officeooo:rsid="0045e7a7" officeooo:paragraph-rsid="0045e7a7"/>
    </style:style>
    <style:style style:name="P10" style:family="paragraph" style:parent-style-name="Standard">
      <style:text-properties fo:letter-spacing="normal" style:text-underline-style="solid" style:text-underline-width="auto" style:text-underline-color="font-color" officeooo:rsid="001a48d4" officeooo:paragraph-rsid="001a48d4"/>
    </style:style>
    <style:style style:name="P11" style:family="paragraph" style:parent-style-name="Standard">
      <style:text-properties fo:font-size="10.5pt" officeooo:rsid="0045e7a7" officeooo:paragraph-rsid="0045e7a7" style:font-size-asian="10.5pt" style:font-size-complex="10.5pt"/>
    </style:style>
    <style:style style:name="T1" style:family="text">
      <style:text-properties officeooo:rsid="002ecfdc"/>
    </style:style>
    <style:style style:name="T2" style:family="text">
      <style:text-properties officeooo:rsid="0032fd92"/>
    </style:style>
    <style:style style:name="T3" style:family="text">
      <style:text-properties officeooo:rsid="00335298"/>
    </style:style>
    <style:style style:name="T4" style:family="text">
      <style:text-properties officeooo:rsid="0039f221"/>
    </style:style>
    <style:style style:name="T5" style:family="text">
      <style:text-properties officeooo:rsid="004004b1"/>
    </style:style>
    <style:style style:name="T6" style:family="text">
      <style:text-properties officeooo:rsid="0040bd64"/>
    </style:style>
    <style:style style:name="T7" style:family="text">
      <style:text-properties officeooo:rsid="0043f436"/>
    </style:style>
    <style:style style:name="T8" style:family="text">
      <style:text-properties officeooo:rsid="0045e7a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lwgTypewriter"/>
    </style:style>
    <style:style style:name="T11" style:family="text">
      <style:text-properties style:font-name="TlwgTypewriter" fo:font-size="10.5pt" style:font-size-asian="10.5pt" style:font-size-complex="10.5pt"/>
    </style:style>
    <style:style style:name="T12" style:family="text">
      <style:text-properties fo:font-size="14pt" fo:font-weight="bold" style:font-size-asian="12.25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duardo Moguillansky – Donaueschingen 2018 – <text:span text:style-name="T8">Klangforum Wien</text:span></text:p>
      <text:h text:style-name="Heading_20_2" text:outline-level="2"><text:span text:style-name="T13">Resilienztraining</text:span></text:h>
      <text:p text:style-name="P11"><text:span text:style-name="T10">{für Ensemble / 16 min}</text:span></text:p>
      <text:p text:style-name="P9"><text:s/></text:p>
      <text:p text:style-name="P10">Programnotizen</text:p>
      <text:p text:style-name="P1"/>
      <text:p text:style-name="P2">Resilienz ist der euphemistische Titel für den halbierten Aktivismus der Unterlegenen. Es handelt sich um das, was jenen noch bleibt, die in einer Position dauerhafter Prekarität feststecken: die Strategie des irgendwie- noch- Klarkommens bevor dann irgendwann nichts mehr geht. </text:p>
      <text:p text:style-name="P7">In “Resilienztraining” w<text:span text:style-name="T1">ird</text:span> die Reaktion einer <text:span text:style-name="T3">Gruppe Plattenspieler</text:span> auf verschiedene <text:span text:style-name="T4">Angriffstrategien</text:span> <text:span text:style-name="T1">bemessen</text:span>. <text:span text:style-name="T2">Auf die Platten sind Sinuswellen gepresst. Druck auf den Plattenteller verringert die Drehgeschwindigkeit. Nun, jeder Eingriff erzeugt einen Wiederstand, der zum ausgeübten Druck und zum Dispositiv selbst spezifisch ist. <text:s/>Jetzt spielen die Instrumente denselben Klang, der auf der Schallplatte aufgenommen ist: zwischen Original und Transposition entstehen Schwebungen, deren Form die akustische Signatur des Systems unter Stress ist. </text:span></text:p>
      <text:p text:style-name="P7"><text:span text:style-name="T2">Nehmen die Interferenzfrequenz und die Dynamik stark zu, rekodiert das Gehirn diese Überreizungen als Differenztöne: das Gehör singt mit. </text:span></text:p>
      <text:p text:style-name="P3">Das Stück ist als ständige <text:span text:style-name="T5">Ausdehnung </text:span>in <text:span text:style-name="T5">mehreren</text:span> Anläufe<text:span text:style-name="T6">n</text:span> konstruiert. <text:span text:style-name="T7">Es könnte auch weiter gehen. Das resiliente Subjekt verzagt nicht.</text:span></text:p>
      <text:p text:style-name="P3"/>
      <text:p text:style-name="P5">Eduardo Moguillansky</text:p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INCond-Bold" svg:font-family="DINCond-Bold"/>
    <style:font-face style:name="Mangal1" svg:font-family="Mangal"/>
    <style:font-face style:name="Noto Serif" svg:font-family="'Noto Serif'" style:font-family-generic="roman"/>
    <style:font-face style:name="DINPro" svg:font-family="DINPro" style:font-family-generic="swiss"/>
    <style:font-face style:name="DINPro-Bold" svg:font-family="DINPro-Bold" style:font-adornments="Bold" style:font-pitch="variable"/>
    <style:font-face style:name="TlwgTypewriter" svg:font-family="TlwgTypewriter" style:font-family-generic="moder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INPro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INPro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201in" loext:contextual-spacing="false" fo:line-height="113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INCond-Bold" fo:font-family="DINCond-Bold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DINPro" fo:font-family="DINPro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INPro" fo:font-family="DINPro" style:font-family-generic="swiss"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598in" fo:margin-bottom="0.2in" loext:contextual-spacing="false"/>
      <style:text-properties style:font-name="DINPro-Bold" fo:font-family="DINPro-Bold" style:font-style-name="Bold" style:font-pitch="variable"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9:56:18.123000000</meta:creation-date>
    <dc:date>2018-08-08T15:53:19.655072607</dc:date>
    <meta:editing-duration>PT9H49M6S</meta:editing-duration>
    <meta:editing-cycles>8</meta:editing-cycles>
    <meta:generator>LibreOffice/6.0.6.2$Linux_X86_64 LibreOffice_project/0c292870b25a325b5ed35f6b45599d2ea4458e77</meta:generator>
    <meta:document-statistic meta:table-count="0" meta:image-count="0" meta:object-count="0" meta:page-count="1" meta:paragraph-count="10" meta:word-count="162" meta:character-count="1239" meta:non-whitespace-character-count="1079"/>
  </office:meta>
</office:document-meta>
</file>